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1" style:family="table">
      <style:table-properties style:width="17.013cm" fo:margin-left="0cm" table:align="left"/>
    </style:style>
    <style:style style:name="Table1.A" style:family="table-column">
      <style:table-column-properties style:column-width="2.196cm"/>
    </style:style>
    <style:style style:name="Table1.B" style:family="table-column">
      <style:table-column-properties style:column-width="5.212cm"/>
    </style:style>
    <style:style style:name="Table1.C" style:family="table-column">
      <style:table-column-properties style:column-width="9.604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C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196cm"/>
    </style:style>
    <style:style style:name="Table2.B" style:family="table-column">
      <style:table-column-properties style:column-width="5.212cm"/>
    </style:style>
    <style:style style:name="Table2.C" style:family="table-column">
      <style:table-column-properties style:column-width="9.604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officeooo:rsid="0006f77c" officeooo:paragraph-rsid="0006f77c"/>
    </style:style>
    <style:style style:name="P3" style:family="paragraph" style:parent-style-name="Standard">
      <style:text-properties style:font-name="Liberation Sans" officeooo:rsid="002a58cb" officeooo:paragraph-rsid="002a58cb"/>
    </style:style>
    <style:style style:name="P4" style:family="paragraph" style:parent-style-name="Standard">
      <style:text-properties style:font-name="Liberation Sans" officeooo:rsid="0008801b" officeooo:paragraph-rsid="002a58cb"/>
    </style:style>
    <style:style style:name="P5" style:family="paragraph" style:parent-style-name="Standard">
      <style:text-properties style:font-name="Liberation Sans" officeooo:rsid="0008801b" officeooo:paragraph-rsid="0008801b"/>
    </style:style>
    <style:style style:name="P6" style:family="paragraph" style:parent-style-name="Standard">
      <style:text-properties style:font-name="Liberation Sans" fo:font-weight="bold" officeooo:rsid="002ddd81" officeooo:paragraph-rsid="002ddd81" style:font-weight-asian="bold" style:font-weight-complex="bold"/>
    </style:style>
    <style:style style:name="P7" style:family="paragraph" style:parent-style-name="Standard">
      <style:paragraph-properties fo:line-height="115%"/>
      <style:text-properties style:font-name="Liberation Sans" fo:font-weight="bold" officeooo:rsid="00325d9e" officeooo:paragraph-rsid="00325d9e" style:font-weight-asian="bold" style:font-weight-complex="bold"/>
    </style:style>
    <style:style style:name="P8" style:family="paragraph" style:parent-style-name="Standard">
      <style:text-properties style:font-name="Liberation Sans" fo:font-size="10pt" officeooo:rsid="002fa10e" officeooo:paragraph-rsid="002fa10e" style:font-size-asian="10pt" style:font-size-complex="10pt"/>
    </style:style>
    <style:style style:name="P9" style:family="paragraph" style:parent-style-name="Standard">
      <style:text-properties style:font-name="Liberation Sans" fo:font-size="10pt" fo:font-weight="normal" officeooo:rsid="002d053e" officeooo:paragraph-rsid="002ddd81" style:font-size-asian="10pt" style:font-weight-asian="normal" style:font-size-complex="10pt" style:font-weight-complex="normal"/>
    </style:style>
    <style:style style:name="P10" style:family="paragraph" style:parent-style-name="Standard">
      <style:text-properties style:font-name="Liberation Sans" fo:font-size="18pt" officeooo:rsid="0006f77c" officeooo:paragraph-rsid="0006f77c" style:font-size-asian="18pt" style:font-size-complex="18pt"/>
    </style:style>
    <style:style style:name="P11" style:family="paragraph" style:parent-style-name="Standard">
      <style:text-properties style:font-name="Liberation Sans" fo:font-size="9pt" officeooo:rsid="0008801b" officeooo:paragraph-rsid="0008801b" style:font-size-asian="9pt" style:font-size-complex="9pt"/>
    </style:style>
    <style:style style:name="P12" style:family="paragraph" style:parent-style-name="Standard">
      <style:text-properties style:font-name="Liberation Sans" fo:font-size="9pt" officeooo:rsid="0008801b" officeooo:paragraph-rsid="002d053e" style:font-size-asian="9pt" style:font-size-complex="9pt"/>
    </style:style>
    <style:style style:name="P13" style:family="paragraph" style:parent-style-name="Standard">
      <style:text-properties style:font-name="Liberation Sans" fo:font-size="9pt" officeooo:rsid="002d053e" officeooo:paragraph-rsid="002d053e" style:font-size-asian="9pt" style:font-size-complex="9pt"/>
    </style:style>
    <style:style style:name="P14" style:family="paragraph" style:parent-style-name="Standard">
      <style:text-properties style:font-name="Liberation Sans" fo:font-size="9pt" fo:font-weight="bold" officeooo:rsid="0008801b" officeooo:paragraph-rsid="0008801b" style:font-size-asian="9pt" style:font-weight-asian="bold" style:font-size-complex="9pt" style:font-weight-complex="bold"/>
    </style:style>
    <style:style style:name="P15" style:family="paragraph" style:parent-style-name="Standard">
      <style:text-properties style:font-name="Liberation Sans" fo:font-size="9pt" fo:font-weight="bold" officeooo:rsid="0008801b" officeooo:paragraph-rsid="002d053e" style:font-size-asian="9pt" style:font-weight-asian="bold" style:font-size-complex="9pt" style:font-weight-complex="bold"/>
    </style:style>
    <style:style style:name="P16" style:family="paragraph" style:parent-style-name="Standard">
      <style:text-properties style:font-name="Liberation Sans" officeooo:rsid="002ddd81" officeooo:paragraph-rsid="002ddd81"/>
    </style:style>
    <style:style style:name="P17" style:family="paragraph" style:parent-style-name="Standard">
      <style:text-properties style:font-name="Liberation Sans" officeooo:rsid="002fa10e" officeooo:paragraph-rsid="002fa10e"/>
    </style:style>
    <style:style style:name="P18" style:family="paragraph" style:parent-style-name="Standard">
      <style:text-properties style:font-name="Liberation Sans" fo:font-size="12pt" officeooo:rsid="002fa10e" officeooo:paragraph-rsid="002fa10e" style:font-size-asian="12pt" style:font-size-complex="12pt"/>
    </style:style>
    <style:style style:name="P19" style:family="paragraph" style:parent-style-name="Standard">
      <style:paragraph-properties fo:line-height="115%"/>
      <style:text-properties style:font-name="Liberation Sans" fo:font-size="12pt" fo:font-weight="normal" officeooo:rsid="00200462" officeooo:paragraph-rsid="000d2289" style:font-name-asian="Nimbus Mono L" style:font-size-asian="12pt" style:font-weight-asian="normal" style:font-name-complex="Liberation Mono" style:font-size-complex="12pt" style:font-weight-complex="normal"/>
    </style:style>
    <style:style style:name="P20" style:family="paragraph" style:parent-style-name="Standard">
      <style:paragraph-properties fo:line-height="115%"/>
      <style:text-properties style:font-name="Liberation Sans" fo:font-size="12pt" fo:font-weight="normal" officeooo:rsid="00334980" officeooo:paragraph-rsid="00334980" style:font-name-asian="Nimbus Mono L" style:font-size-asian="12pt" style:font-weight-asian="normal" style:font-name-complex="Liberation Mono" style:font-size-complex="12pt" style:font-weight-complex="normal"/>
    </style:style>
    <style:style style:name="P21" style:family="paragraph" style:parent-style-name="Standard">
      <style:paragraph-properties fo:line-height="115%"/>
      <style:text-properties style:font-name="Liberation Sans" fo:font-size="12pt" fo:font-weight="normal" officeooo:rsid="0033dd30" officeooo:paragraph-rsid="0033dd30" style:font-name-asian="Nimbus Mono L" style:font-size-asian="12pt" style:font-weight-asian="normal" style:font-name-complex="Liberation Mono" style:font-size-complex="12pt" style:font-weight-complex="normal"/>
    </style:style>
    <style:style style:name="P22" style:family="paragraph" style:parent-style-name="Standard">
      <style:paragraph-properties fo:line-height="115%"/>
      <style:text-properties style:font-name="Liberation Sans" fo:font-size="12pt" fo:font-weight="normal" officeooo:rsid="0035bf79" officeooo:paragraph-rsid="0035bf79" style:font-name-asian="Nimbus Mono L" style:font-size-asian="12pt" style:font-weight-asian="normal" style:font-name-complex="Liberation Mono" style:font-size-complex="12pt" style:font-weight-complex="normal"/>
    </style:style>
    <style:style style:name="P23" style:family="paragraph" style:parent-style-name="Standard">
      <style:paragraph-properties fo:line-height="115%"/>
      <style:text-properties style:font-name="Liberation Sans" fo:font-weight="normal" officeooo:rsid="0031651c" officeooo:paragraph-rsid="0031651c" style:font-weight-asian="normal" style:font-weight-complex="normal"/>
    </style:style>
    <style:style style:name="P24" style:family="paragraph" style:parent-style-name="Standard">
      <style:paragraph-properties fo:line-height="115%"/>
      <style:text-properties style:font-name="Liberation Sans" fo:font-weight="normal" officeooo:rsid="0031651c" officeooo:paragraph-rsid="0042ce7e" style:font-weight-asian="normal" style:font-weight-complex="normal"/>
    </style:style>
    <style:style style:name="P25" style:family="paragraph" style:parent-style-name="Standard">
      <style:paragraph-properties fo:line-height="115%"/>
      <style:text-properties style:font-name="Liberation Sans" fo:font-weight="normal" officeooo:rsid="00334980" officeooo:paragraph-rsid="00334980" style:font-weight-asian="normal" style:font-weight-complex="normal"/>
    </style:style>
    <style:style style:name="P26" style:family="paragraph" style:parent-style-name="Standard">
      <style:text-properties style:font-name="Liberation Mono" fo:font-size="10pt" officeooo:rsid="0008801b" officeooo:paragraph-rsid="0008801b" style:font-size-asian="10pt" style:font-size-complex="10pt"/>
    </style:style>
    <style:style style:name="P27" style:family="paragraph" style:parent-style-name="Standard">
      <style:text-properties style:font-name="Liberation Mono" fo:font-size="10pt" officeooo:rsid="0008801b" officeooo:paragraph-rsid="002b2f01" style:font-size-asian="10pt" style:font-size-complex="10pt"/>
    </style:style>
    <style:style style:name="P28" style:family="paragraph" style:parent-style-name="Standard">
      <style:text-properties style:font-name="Liberation Mono" fo:font-size="10pt" officeooo:rsid="002fa10e" officeooo:paragraph-rsid="002fa10e" style:font-size-asian="10pt" style:font-size-complex="10pt"/>
    </style:style>
    <style:style style:name="P29" style:family="paragraph" style:parent-style-name="Standard">
      <style:text-properties style:font-name="Liberation Mono" fo:font-size="10pt" officeooo:rsid="00300cf1" officeooo:paragraph-rsid="00300cf1" style:font-size-asian="10pt" style:font-size-complex="10pt"/>
    </style:style>
    <style:style style:name="P30" style:family="paragraph" style:parent-style-name="Standard">
      <style:text-properties style:font-name="Liberation Mono" fo:font-size="10pt" officeooo:rsid="0042ce7e" officeooo:paragraph-rsid="0042ce7e" style:font-size-asian="10pt" style:font-size-complex="10pt"/>
    </style:style>
    <style:style style:name="P31" style:family="paragraph" style:parent-style-name="Standard">
      <style:text-properties style:font-name="Liberation Mono" fo:font-size="10pt" fo:font-weight="normal" officeooo:rsid="0008801b" officeooo:paragraph-rsid="002b2f01" style:font-size-asian="10pt" style:font-weight-asian="normal" style:font-size-complex="10pt" style:font-weight-complex="normal"/>
    </style:style>
    <style:style style:name="P32" style:family="paragraph" style:parent-style-name="Standard">
      <style:text-properties style:font-name="Liberation Mono" fo:font-size="10pt" fo:font-weight="bold" officeooo:rsid="0008801b" officeooo:paragraph-rsid="002b2f01" style:font-size-asian="10pt" style:font-weight-asian="bold" style:font-size-complex="10pt" style:font-weight-complex="bold"/>
    </style:style>
    <style:style style:name="P33" style:family="paragraph" style:parent-style-name="Standard">
      <style:text-properties style:font-name="Liberation Mono" fo:font-size="10pt" fo:font-weight="bold" officeooo:rsid="0008801b" officeooo:paragraph-rsid="002d053e" style:font-size-asian="10pt" style:font-weight-asian="bold" style:font-size-complex="10pt" style:font-weight-complex="bold"/>
    </style:style>
    <style:style style:name="P34" style:family="paragraph" style:parent-style-name="Standard">
      <style:paragraph-properties fo:line-height="115%"/>
      <style:text-properties officeooo:paragraph-rsid="00325d9e"/>
    </style:style>
    <style:style style:name="P35" style:family="paragraph" style:parent-style-name="Standard">
      <style:paragraph-properties fo:line-height="115%"/>
      <style:text-properties style:font-name="Courier 10 Pitch" fo:font-size="10pt" fo:font-weight="normal" officeooo:rsid="0037b7e8" officeooo:paragraph-rsid="0037b7e8" style:font-size-asian="10pt" style:font-weight-asian="normal" style:font-size-complex="10pt" style:font-weight-complex="normal"/>
    </style:style>
    <style:style style:name="P36" style:family="paragraph" style:parent-style-name="Preformatted_20_Text">
      <style:text-properties style:font-name="Liberation Sans" officeooo:rsid="000ac78b" officeooo:paragraph-rsid="000ac78b"/>
    </style:style>
    <style:style style:name="P37" style:family="paragraph" style:parent-style-name="Preformatted_20_Text">
      <style:text-properties style:font-name="Liberation Sans" fo:font-weight="normal" officeooo:rsid="002b2f01" officeooo:paragraph-rsid="002d053e" style:font-weight-asian="normal" style:font-weight-complex="normal"/>
    </style:style>
    <style:style style:name="P38" style:family="paragraph" style:parent-style-name="Preformatted_20_Text">
      <style:text-properties style:font-name="Liberation Sans" fo:font-weight="normal" officeooo:rsid="002d053e" officeooo:paragraph-rsid="002d053e" style:font-weight-asian="normal" style:font-weight-complex="normal"/>
    </style:style>
    <style:style style:name="P39" style:family="paragraph" style:parent-style-name="Preformatted_20_Text">
      <style:text-properties style:font-name="Liberation Sans" fo:font-size="12pt" officeooo:rsid="002b2f01" officeooo:paragraph-rsid="002b2f01" style:font-size-asian="12pt" style:font-size-complex="12pt"/>
    </style:style>
    <style:style style:name="P40" style:family="paragraph" style:parent-style-name="Preformatted_20_Text">
      <style:text-properties style:font-name="Liberation Sans" fo:font-size="12pt" officeooo:rsid="002b2f01" officeooo:paragraph-rsid="002d053e" style:font-size-asian="12pt" style:font-size-complex="12pt"/>
    </style:style>
    <style:style style:name="P41" style:family="paragraph" style:parent-style-name="Preformatted_20_Text">
      <style:text-properties style:font-name="Liberation Sans" fo:font-weight="bold" officeooo:rsid="002b2f01" officeooo:paragraph-rsid="002b2f01" style:font-weight-asian="bold" style:font-weight-complex="bold"/>
    </style:style>
    <style:style style:name="P42" style:family="paragraph" style:parent-style-name="Preformatted_20_Text">
      <style:text-properties style:font-name="Liberation Sans" fo:font-weight="bold" officeooo:rsid="00216dd7" officeooo:paragraph-rsid="000ac78b" style:font-weight-asian="bold" style:font-weight-complex="bold"/>
    </style:style>
    <style:style style:name="P43" style:family="paragraph" style:parent-style-name="Preformatted_20_Text">
      <style:text-properties style:font-name="Courier 10 Pitch" fo:font-weight="normal" officeooo:rsid="002d053e" officeooo:paragraph-rsid="002d053e" style:font-weight-asian="normal" style:font-weight-complex="normal"/>
    </style:style>
    <style:style style:name="P44" style:family="paragraph" style:parent-style-name="Preformatted_20_Text">
      <style:text-properties style:font-name="Courier 10 Pitch" fo:font-weight="normal" officeooo:rsid="002d053e" officeooo:paragraph-rsid="002ddd81" style:font-weight-asian="normal" style:font-weight-complex="normal"/>
    </style:style>
    <style:style style:name="P45" style:family="paragraph" style:parent-style-name="Preformatted_20_Text">
      <style:text-properties style:font-name="Courier 10 Pitch" fo:font-weight="normal" officeooo:rsid="002b2f01" officeooo:paragraph-rsid="002ddd81" style:font-weight-asian="normal" style:font-weight-complex="normal"/>
    </style:style>
    <style:style style:name="P46" style:family="paragraph" style:parent-style-name="Preformatted_20_Text">
      <style:text-properties style:font-name="Courier 10 Pitch" fo:font-weight="normal" officeooo:rsid="0008801b" officeooo:paragraph-rsid="002d053e" style:font-weight-asian="normal" style:font-weight-complex="normal"/>
    </style:style>
    <style:style style:name="P47" style:family="paragraph" style:parent-style-name="Preformatted_20_Text">
      <style:text-properties fo:color="#ffffff" style:font-name="Courier 10 Pitch" fo:font-weight="normal" officeooo:rsid="002d053e" officeooo:paragraph-rsid="002d053e" fo:background-color="#000000" style:font-weight-asian="normal" style:font-weight-complex="normal"/>
    </style:style>
    <style:style style:name="P48" style:family="paragraph" style:parent-style-name="Text_20_body" style:list-style-name="">
      <style:text-properties style:font-name="Liberation Sans" fo:font-size="12pt" fo:font-weight="normal" officeooo:rsid="00334980" officeooo:paragraph-rsid="003b07c8" style:font-name-asian="Nimbus Mono L" style:font-size-asian="12pt" style:font-weight-asian="normal" style:font-name-complex="Liberation Mono" style:font-size-complex="12pt" style:font-weight-complex="normal"/>
    </style:style>
    <style:style style:name="P49" style:family="paragraph" style:parent-style-name="Text_20_body" style:list-style-name="">
      <style:text-properties style:font-name="Liberation Sans" fo:font-size="12pt" fo:font-weight="normal" officeooo:rsid="00334980" officeooo:paragraph-rsid="003bb03e" style:font-name-asian="Nimbus Mono L" style:font-size-asian="12pt" style:font-weight-asian="normal" style:font-name-complex="Liberation Mono" style:font-size-complex="12pt" style:font-weight-complex="normal"/>
    </style:style>
    <style:style style:name="P50" style:family="paragraph" style:parent-style-name="Text_20_body" style:list-style-name="">
      <style:text-properties style:font-name="Courier 10 Pitch" fo:font-size="10pt" fo:font-weight="normal" officeooo:rsid="00411054" officeooo:paragraph-rsid="003bb03e" style:font-name-asian="Nimbus Mono L" style:font-size-asian="10pt" style:font-weight-asian="normal" style:font-name-complex="Liberation Mono" style:font-size-complex="10pt" style:font-weight-complex="normal"/>
    </style:style>
    <style:style style:name="P51" style:family="paragraph" style:parent-style-name="Text_20_body" style:list-style-name="">
      <style:text-properties style:font-name="Courier 10 Pitch" fo:font-size="10pt" fo:font-weight="normal" officeooo:rsid="00411054" officeooo:paragraph-rsid="00411054" style:font-name-asian="Nimbus Mono L" style:font-size-asian="10pt" style:font-weight-asian="normal" style:font-name-complex="Liberation Mono" style:font-size-complex="10pt" style:font-weight-complex="normal"/>
    </style:style>
    <style:style style:name="P52" style:family="paragraph" style:parent-style-name="Text_20_body" style:list-style-name="">
      <style:text-properties style:font-name="Courier 10 Pitch" fo:font-size="10pt" fo:font-weight="normal" officeooo:rsid="003d45cc" officeooo:paragraph-rsid="003d45cc" style:font-name-asian="Nimbus Mono L" style:font-size-asian="10pt" style:font-weight-asian="normal" style:font-name-complex="Liberation Mono" style:font-size-complex="10pt" style:font-weight-complex="normal"/>
    </style:style>
    <style:style style:name="P53" style:family="paragraph" style:parent-style-name="Standard" style:list-style-name="L1">
      <style:paragraph-properties fo:line-height="115%"/>
      <style:text-properties style:font-name="Liberation Sans" fo:font-weight="normal" officeooo:rsid="00334980" officeooo:paragraph-rsid="00334980" style:font-weight-asian="normal" style:font-weight-complex="normal"/>
    </style:style>
    <style:style style:name="P54" style:family="paragraph" style:parent-style-name="Heading_20_1">
      <style:text-properties style:font-name="Liberation Sans"/>
    </style:style>
    <style:style style:name="P55" style:family="paragraph" style:parent-style-name="Heading_20_1" style:list-style-name="">
      <style:text-properties officeooo:rsid="003b07c8" officeooo:paragraph-rsid="003b07c8"/>
    </style:style>
    <style:style style:name="P56"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16dd7" style:font-weight-asian="bold" style:font-weight-complex="bold"/>
    </style:style>
    <style:style style:name="T3" style:family="text">
      <style:text-properties fo:font-weight="bold" officeooo:rsid="002b1ef3" style:font-weight-asian="bold" style:font-weight-complex="bold"/>
    </style:style>
    <style:style style:name="T4" style:family="text">
      <style:text-properties fo:font-weight="bold" officeooo:rsid="002d053e" style:font-weight-asian="bold" style:font-weight-complex="bold"/>
    </style:style>
    <style:style style:name="T5" style:family="text">
      <style:text-properties officeooo:rsid="000cceac"/>
    </style:style>
    <style:style style:name="T6" style:family="text">
      <style:text-properties officeooo:rsid="002a58cb"/>
    </style:style>
    <style:style style:name="T7" style:family="text">
      <style:text-properties officeooo:rsid="002b1ef3"/>
    </style:style>
    <style:style style:name="T8" style:family="text">
      <style:text-properties officeooo:rsid="002b2f01"/>
    </style:style>
    <style:style style:name="T9" style:family="text">
      <style:text-properties officeooo:rsid="002d053e"/>
    </style:style>
    <style:style style:name="T10" style:family="text">
      <style:text-properties officeooo:rsid="0031651c"/>
    </style:style>
    <style:style style:name="T11" style:family="text">
      <style:text-properties style:font-name="Liberation Sans" fo:font-weight="normal" officeooo:rsid="00325d9e" style:font-weight-asian="normal" style:font-weight-complex="normal"/>
    </style:style>
    <style:style style:name="T12" style:family="text">
      <style:text-properties officeooo:rsid="00334980"/>
    </style:style>
    <style:style style:name="T13" style:family="text">
      <style:text-properties officeooo:rsid="003c5890"/>
    </style:style>
    <style:style style:name="T14" style:family="text">
      <style:text-properties officeooo:rsid="0042ce7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6">HowTo use </text:span>Oracle DBMS_CRYPTO <text:span text:style-name="T5">package with Keyman</text:span></text:p>
      <text:p text:style-name="P2"/>
      <text:p text:style-name="P3"/>
      <text:h text:style-name="P54" text:outline-level="1">Introduction</text:h>
      <text:p text:style-name="P3">Keyman delivers cryptographic keys in a secured way through an HTTPS connection. This document explains how to setup Oracle cryptographic functions to benefit from Keyman keys mangement.</text:p>
      <text:p text:style-name="P3"/>
      <text:h text:style-name="P54" text:outline-level="1">Environment</text:h>
      <text:p text:style-name="P4">Oracle <text:span text:style-name="T6">12c Enterprise Edition Release 12.1.0.2.0 - 64bit Production</text:span></text:p>
      <text:p text:style-name="P5"/>
      <text:p text:style-name="P3">SQL*Plus: Release 12.1.0.2.0 Production on Mon Jul 31 11:00:42 2017</text:p>
      <text:p text:style-name="P4"/>
      <text:p text:style-name="P4"><text:span text:style-name="T6">Copyright (c) 1982, 2014, Oracle.</text:span> <text:s/>All rights reserved.</text:p>
      <text:p text:style-name="P5"/>
      <table:table table:name="Table8" table:style-name="Table8">
        <table:table-column table:style-name="Table8.A"/>
        <table:table-row>
          <table:table-cell table:style-name="Table8.A1" office:value-type="string">
            <text:p text:style-name="P1">For this demonstration, the database <text:span text:style-name="T7">was named </text:span>INFO, and the user ODQ_DEV.</text:p>
          </table:table-cell>
        </table:table-row>
      </table:table>
      <text:h text:style-name="P54" text:outline-level="1">Check and <text:span text:style-name="T6">set</text:span> database configuration</text:h>
      <text:p text:style-name="P3">We are using both <text:span text:style-name="T7">cryptographic and http utilities for this demo. Let’s check if the packages are available, and make sure we have access to their features.</text:span></text:p>
      <text:p text:style-name="P5"/>
      <text:p text:style-name="P5"><text:span text:style-name="T1">List </text:span><text:span text:style-name="T2">of installed </text:span><text:span text:style-name="T1">packages </text:span><text:span text:style-name="T3">for cryptography</text:span>:</text:p>
      <text:p text:style-name="P5"/>
      <text:p text:style-name="P26"><text:bookmark-start text:name="__DdeLink__1158_1327919096"/>SELECT DISTINCT Owner, Object_Type, Object_Name FROM DBA_Objects_AE</text:p>
      <text:p text:style-name="P26"><text:s text:c="5"/>WHERE Owner = 'SYS'</text:p>
      <text:p text:style-name="P26"><text:s text:c="5"/>AND Object_Type ='PACKAGE'</text:p>
      <text:p text:style-name="P26"><text:s text:c="5"/>and object_name like '%CRYPTO%'<text:bookmark-end text:name="__DdeLink__1158_1327919096"/>;</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4">OWNER</text:p>
          </table:table-cell>
          <table:table-cell table:style-name="Table1.A1" office:value-type="string">
            <text:p text:style-name="P14">OBJECT_TYPE</text:p>
          </table:table-cell>
          <table:table-cell table:style-name="Table1.C1" office:value-type="string">
            <text:p text:style-name="P14">OBJECT_NAME</text:p>
          </table:table-cell>
        </table:table-row>
        <table:table-row>
          <table:table-cell table:style-name="Table1.A6" office:value-type="string">
            <text:p text:style-name="P11">SYS</text:p>
          </table:table-cell>
          <table:table-cell table:style-name="Table1.B2" office:value-type="string">
            <text:p text:style-name="P11">PACKAGE</text:p>
          </table:table-cell>
          <table:table-cell table:style-name="Table1.C2" office:value-type="string">
            <text:p text:style-name="P11">DBMS_CRYPTO_TOOLKIT_FFI</text:p>
          </table:table-cell>
        </table:table-row>
        <table:table-row>
          <table:table-cell table:style-name="Table1.A6" office:value-type="string">
            <text:p text:style-name="P11">SYS</text:p>
          </table:table-cell>
          <table:table-cell table:style-name="Table1.B3" office:value-type="string">
            <text:p text:style-name="P11">PACKAGE</text:p>
          </table:table-cell>
          <table:table-cell table:style-name="Table1.C3" office:value-type="string">
            <text:p text:style-name="P11">DBMS_CRYPTO</text:p>
          </table:table-cell>
        </table:table-row>
        <table:table-row>
          <table:table-cell table:style-name="Table1.A6" office:value-type="string">
            <text:p text:style-name="P11">SYS</text:p>
          </table:table-cell>
          <table:table-cell table:style-name="Table1.B4" office:value-type="string">
            <text:p text:style-name="P11">PACKAGE</text:p>
          </table:table-cell>
          <table:table-cell table:style-name="Table1.C4" office:value-type="string">
            <text:p text:style-name="P11">DBMS_CRYPTO_TOOLKIT</text:p>
          </table:table-cell>
        </table:table-row>
        <table:table-row>
          <table:table-cell table:style-name="Table1.A6" office:value-type="string">
            <text:p text:style-name="P11">SYS</text:p>
          </table:table-cell>
          <table:table-cell table:style-name="Table1.B5" office:value-type="string">
            <text:p text:style-name="P11">PACKAGE</text:p>
          </table:table-cell>
          <table:table-cell table:style-name="Table1.C5" office:value-type="string">
            <text:p text:style-name="P11">DBMS_CRYPTO_TOOLKIT_TYPES</text:p>
          </table:table-cell>
        </table:table-row>
        <table:table-row>
          <table:table-cell table:style-name="Table1.A6" office:value-type="string">
            <text:p text:style-name="P11">SYS</text:p>
          </table:table-cell>
          <table:table-cell table:style-name="Table1.B6" office:value-type="string">
            <text:p text:style-name="P11">PACKAGE</text:p>
          </table:table-cell>
          <table:table-cell table:style-name="Table1.C6" office:value-type="string">
            <text:p text:style-name="P11">DBMS_CRYPTO_FFI</text:p>
          </table:table-cell>
        </table:table-row>
      </table:table>
      <text:p text:style-name="P5"/>
      <text:p text:style-name="P41">DBMS_CRYPTO is the one we need.</text:p>
      <text:p text:style-name="P36"/>
      <text:p text:style-name="P42"/>
      <text:p text:style-name="P39"><text:span text:style-name="T2">L</text:span><text:span text:style-name="T1">ist of installed packages for HTTP:</text:span></text:p>
      <text:p text:style-name="P27"/>
      <text:p text:style-name="P27"><text:bookmark-start text:name="__DdeLink__1158_13279190961"/>SELECT DISTINCT Owner, Object_Type, Object_Name FROM DBA_Objects_AE</text:p>
      <text:p text:style-name="P27"><text:s text:c="5"/>WHERE Owner = 'SYS'</text:p>
      <text:p text:style-name="P27"><text:s text:c="5"/>AND Object_Type ='PACKAGE'</text:p>
      <text:p text:style-name="P31"><text:s text:c="5"/>and object_name like '%<text:span text:style-name="T8">HTTP</text:span>%'<text:bookmark-end text:name="__DdeLink__1158_13279190961"/>;</text:p>
      <text:p text:style-name="P32"/>
      <text:p text:style-name="P33"/>
      <table:table table:name="Table2" table:style-name="Table2">
        <table:table-column table:style-name="Table2.A"/>
        <table:table-column table:style-name="Table2.B"/>
        <table:table-column table:style-name="Table2.C"/>
        <table:table-row>
          <table:table-cell table:style-name="Table2.A1" office:value-type="string">
            <text:p text:style-name="P15">OWNER</text:p>
          </table:table-cell>
          <table:table-cell table:style-name="Table2.A1" office:value-type="string">
            <text:p text:style-name="P15">OBJECT_TYPE</text:p>
          </table:table-cell>
          <table:table-cell table:style-name="Table2.C1" office:value-type="string">
            <text:p text:style-name="P15">OBJECT_NAME</text:p>
          </table:table-cell>
        </table:table-row>
        <table:table-row>
          <table:table-cell table:style-name="Table2.A2" office:value-type="string">
            <text:p text:style-name="P12">SYS</text:p>
          </table:table-cell>
          <table:table-cell table:style-name="Table2.B2" office:value-type="string">
            <text:p text:style-name="P12">PACKAGE</text:p>
          </table:table-cell>
          <table:table-cell table:style-name="Table2.C2" office:value-type="string">
            <text:p text:style-name="P13">UTL_HTTP</text:p>
          </table:table-cell>
        </table:table-row>
      </table:table>
      <text:p text:style-name="P40"><text:soft-page-break/><text:span text:style-name="T2">L</text:span><text:span text:style-name="T1">et’s </text:span><text:span text:style-name="T4">grant ODQ_DEV execute on these packages using Oracle SQLPlus:</text:span></text:p>
      <text:p text:style-name="P9">(Following instructions are available in the HttpACL.sql file)</text:p>
      <text:p text:style-name="P9"/>
      <text:p text:style-name="P38">At the console: </text:p>
      <text:p text:style-name="P37"/>
      <table:table table:name="Table9" table:style-name="Table9">
        <table:table-column table:style-name="Table9.A"/>
        <table:table-row>
          <table:table-cell table:style-name="Table9.A1" office:value-type="string">
            <text:p text:style-name="P47">sqlplus sys@info as sysdba</text:p>
            <text:p text:style-name="P43"/>
            <text:p text:style-name="P43">SQL*Plus: Release 12.1.0.2.0 Production on Mon Jul 31 11:00:42 2017</text:p>
            <text:p text:style-name="P43">Copyright (c) 1982, 2014, Oracle. <text:s/>All rights reserved.</text:p>
            <text:p text:style-name="P43">Enter password: </text:p>
            <text:p text:style-name="P43">Connected to:</text:p>
            <text:p text:style-name="P43">Oracle Database 12c Enterprise Edition Release 12.1.0.2.0 - 64bit Production</text:p>
            <text:p text:style-name="P43">With the Partitioning, OLAP, Advanced Analytics and Real Application Testing options</text:p>
            <text:p text:style-name="P43">SQL&gt; </text:p>
          </table:table-cell>
        </table:table-row>
      </table:table>
      <text:p text:style-name="P37"/>
      <table:table table:name="Table10" table:style-name="Table10">
        <table:table-column table:style-name="Table10.A"/>
        <table:table-row>
          <table:table-cell table:style-name="Table10.A1" office:value-type="string">
            <text:p text:style-name="P43">SQL&gt;GRANT EXECUTE ON DBMS_OUTPUT TO ODQ_DEV; /* For displaying results in the console */</text:p>
            <text:p text:style-name="P44">Grant succeeded.</text:p>
            <text:p text:style-name="P45"/>
            <text:p text:style-name="P44">SQL&gt;GRANT EXECUTE ON UTL_HTTP TO ODQ_DEV;</text:p>
            <text:p text:style-name="P43">Grant succeeded.</text:p>
            <text:p text:style-name="P43"/>
            <text:p text:style-name="P46"><text:span text:style-name="T9">SQL&gt;GRANT EXECUTE ON</text:span><text:bookmark-start text:name="__DdeLink__1166_1327919096"/><text:bookmark-start text:name="__DdeLink__1162_1327919096"/> DBMS_CRYPTO <text:bookmark-end text:name="__DdeLink__1166_1327919096"/><text:bookmark-end text:name="__DdeLink__1162_1327919096"/><text:span text:style-name="T9">TO ODQ_DEV;</text:span></text:p>
            <text:p text:style-name="P43">Grant succeeded.</text:p>
          </table:table-cell>
        </table:table-row>
      </table:table>
      <text:p text:style-name="P38"/>
      <text:p text:style-name="P5"/>
      <text:p text:style-name="P6">Let’s setup the access control list for http network resources:</text:p>
      <text:p text:style-name="P16"/>
      <text:p text:style-name="P16">Oracle manages a list of allowed URL, and authorisations to use these URLs. This requires an XML file to be created locally on your Oracle server, which my may require some negotiations with your production team.</text:p>
      <text:p text:style-name="P17">Create access control lists and assign users to it:</text:p>
      <text:p text:style-name="P17"/>
      <text:p text:style-name="P28">/* Create ACL for ODQ_DEV */</text:p>
      <text:p text:style-name="P28">BEGIN</text:p>
      <text:p text:style-name="P28"><text:s text:c="2"/>DBMS_NETWORK_ACL_ADMIN.create_acl (</text:p>
      <text:p text:style-name="P28"><text:s text:c="4"/>acl <text:s text:c="9"/>=&gt; 'http_acl_file.xml', </text:p>
      <text:p text:style-name="P28"><text:s text:c="4"/>description <text:s/>=&gt; 'Access Control List for http resources',</text:p>
      <text:p text:style-name="P28"><text:s text:c="4"/>principal <text:s text:c="3"/>=&gt; 'ODQ_DEV',</text:p>
      <text:p text:style-name="P28"><text:s text:c="4"/>is_grant <text:s text:c="4"/>=&gt; TRUE, </text:p>
      <text:p text:style-name="P28"><text:s text:c="4"/>privilege <text:s text:c="3"/>=&gt; 'connect',</text:p>
      <text:p text:style-name="P28"><text:s text:c="4"/>start_date <text:s text:c="2"/>=&gt; SYSTIMESTAMP,</text:p>
      <text:p text:style-name="P28"><text:s text:c="4"/>end_date <text:s text:c="4"/>=&gt; NULL);</text:p>
      <text:p text:style-name="P28"/>
      <text:p text:style-name="P28"><text:s text:c="2"/>COMMIT;</text:p>
      <text:p text:style-name="P28">END;</text:p>
      <text:p text:style-name="P28"/>
      <text:p text:style-name="P28">BEGIN</text:p>
      <text:p text:style-name="P28"><text:s text:c="2"/>DBMS_NETWORK_ACL_ADMIN.add_privilege ( </text:p>
      <text:p text:style-name="P28"><text:s text:c="4"/>acl <text:s text:c="8"/>=&gt; 'http_acl_file.xml', </text:p>
      <text:p text:style-name="P28"><text:s text:c="4"/>principal <text:s text:c="2"/>=&gt; 'ODQ_DEV',</text:p>
      <text:p text:style-name="P28"><text:s text:c="4"/>is_grant <text:s text:c="3"/>=&gt; TRUE, </text:p>
      <text:p text:style-name="P28"><text:s text:c="4"/>privilege <text:s text:c="2"/>=&gt; 'connect', </text:p>
      <text:p text:style-name="P28"><text:s text:c="4"/>position <text:s text:c="3"/>=&gt; NULL, </text:p>
      <text:p text:style-name="P28"><text:s text:c="4"/>start_date <text:s/>=&gt; SYSTIMESTAMP,</text:p>
      <text:p text:style-name="P28"><text:s text:c="4"/>end_date <text:s text:c="3"/>=&gt; NULL);</text:p>
      <text:p text:style-name="P28"/>
      <text:p text:style-name="P28"><text:s text:c="2"/>COMMIT;</text:p>
      <text:p text:style-name="P28">END;</text:p>
      <text:p text:style-name="P18"><text:soft-page-break/>Specify wich networks are available to this ACL:</text:p>
      <text:p text:style-name="P8">(localhost:3000 is my development environment, keyman.nohoo.biz is a demo service)</text:p>
      <text:p text:style-name="P28"/>
      <text:p text:style-name="P28">/* Give access to networks */</text:p>
      <text:p text:style-name="P28">BEGIN</text:p>
      <text:p text:style-name="P28"><text:s text:c="2"/>DBMS_NETWORK_ACL_ADMIN.assign_acl (</text:p>
      <text:p text:style-name="P28"><text:s text:c="4"/>acl <text:s text:c="8"/>=&gt; 'http_acl_file.xml',</text:p>
      <text:p text:style-name="P28"><text:s text:c="4"/>host <text:s text:c="7"/>=&gt; 'keyman.nohoo.biz', </text:p>
      <text:p text:style-name="P28"><text:s text:c="4"/>lower_port <text:s/>=&gt; 80,</text:p>
      <text:p text:style-name="P28"><text:s text:c="4"/>upper_port <text:s/>=&gt; NULL); </text:p>
      <text:p text:style-name="P28"/>
      <text:p text:style-name="P28"><text:s text:c="2"/>DBMS_NETWORK_ACL_ADMIN.assign_acl (</text:p>
      <text:p text:style-name="P28"><text:s text:c="4"/>acl <text:s text:c="8"/>=&gt; 'http_acl_file.xml',</text:p>
      <text:p text:style-name="P28"><text:s text:c="4"/>host <text:s text:c="7"/>=&gt; 'localhost', </text:p>
      <text:p text:style-name="P28"><text:s text:c="4"/>lower_port <text:s/>=&gt; 3000,</text:p>
      <text:p text:style-name="P28"><text:s text:c="4"/>upper_port <text:s/>=&gt; NULL);</text:p>
      <text:p text:style-name="P28"/>
      <text:p text:style-name="P28"><text:s text:c="2"/>COMMIT;</text:p>
      <text:p text:style-name="P28">END;</text:p>
      <text:p text:style-name="P28"/>
      <text:p text:style-name="P18">Let’s check if ODQ_DEV was granted access:</text:p>
      <text:p text:style-name="P28"/>
      <text:p text:style-name="P28">SQL&gt;CONN <text:a xlink:type="simple" xlink:href="mailto:ODQ_DEV/ODQ_DEV@INFO" text:style-name="Internet_20_link" text:visited-style-name="Visited_20_Internet_20_Link">ODQ_DEV/ODQ_DEV@INFO</text:a>;</text:p>
      <text:p text:style-name="P28">Connected</text:p>
      <text:p text:style-name="P28"/>
      <text:p text:style-name="P28">SQL&gt;SELECT DECODE(DBMS_NETWORK_ACL_ADMIN.check_privilege('http_acl_file.xml', 'ODQ_DEV', 'connect'), 1, 'GRANTED', 0, 'DENIED', NULL) privilege FROM dual;</text:p>
      <text:p text:style-name="P28"/>
      <text:p text:style-name="P29">PRIVILE</text:p>
      <text:p text:style-name="P28">---------</text:p>
      <text:p text:style-name="P28">GRANTED</text:p>
      <text:p text:style-name="P28"/>
      <text:p text:style-name="P18">Let’s check if ODQ_DEV has access to the outside world:</text:p>
      <text:p text:style-name="P8"/>
      <text:p text:style-name="P28">/* Testing with a stored procedure */</text:p>
      <text:p text:style-name="P28">CREATE OR REPLACE PROCEDURE show_html_from_url (p_url <text:s/>IN <text:s/>VARCHAR2) AS</text:p>
      <text:p text:style-name="P28"><text:s text:c="2"/>l_http_request <text:s text:c="2"/>UTL_HTTP.req;</text:p>
      <text:p text:style-name="P28"><text:s text:c="2"/>l_http_response <text:s/>UTL_HTTP.resp;</text:p>
      <text:p text:style-name="P28"><text:s text:c="2"/>l_text <text:s text:c="10"/>VARCHAR2(32767);</text:p>
      <text:p text:style-name="P28">BEGIN</text:p>
      <text:p text:style-name="P28"><text:s text:c="2"/>-- Make a HTTP request and get the response.</text:p>
      <text:p text:style-name="P28"><text:s text:c="2"/>l_http_request <text:s/>:= UTL_HTTP.begin_request(p_url);</text:p>
      <text:p text:style-name="P28"><text:s text:c="2"/>l_http_response := UTL_HTTP.get_response(l_http_request);</text:p>
      <text:p text:style-name="P28"/>
      <text:p text:style-name="P28"><text:s text:c="2"/>-- Loop through the response.</text:p>
      <text:p text:style-name="P28"><text:s text:c="2"/>BEGIN</text:p>
      <text:p text:style-name="P28"><text:s text:c="4"/>LOOP</text:p>
      <text:p text:style-name="P28"><text:s text:c="6"/>UTL_HTTP.read_text(l_http_response, l_text, 32766);</text:p>
      <text:p text:style-name="P28"><text:s text:c="6"/>DBMS_OUTPUT.put_line (l_text);</text:p>
      <text:p text:style-name="P28"><text:s text:c="4"/>END LOOP;</text:p>
      <text:p text:style-name="P28"><text:s text:c="2"/>EXCEPTION</text:p>
      <text:p text:style-name="P28"><text:s text:c="4"/>WHEN UTL_HTTP.end_of_body THEN</text:p>
      <text:p text:style-name="P28"><text:s text:c="6"/>UTL_HTTP.end_response(l_http_response);</text:p>
      <text:p text:style-name="P28"><text:s text:c="2"/>END;</text:p>
      <text:p text:style-name="P28">EXCEPTION</text:p>
      <text:p text:style-name="P28"><text:s text:c="2"/>WHEN OTHERS THEN</text:p>
      <text:p text:style-name="P28"><text:s text:c="4"/>UTL_HTTP.end_response(l_http_response);</text:p>
      <text:p text:style-name="P28"><text:s text:c="4"/>RAISE;</text:p>
      <text:p text:style-name="P28">END show_html_from_url;</text:p>
      <text:p text:style-name="P28"/>
      <text:p text:style-name="P28">SQL&gt;<text:bookmark-start text:name="__DdeLink__518_573848695"/>SET SERVEROUTPUT ON;<text:bookmark-end text:name="__DdeLink__518_573848695"/></text:p>
      <text:p text:style-name="P28">SQL&gt;EXEC show_html_from_url('<text:a xlink:type="simple" xlink:href="http://keyman.nohoo.biz/api/1.json" text:style-name="Internet_20_link" text:visited-style-name="Visited_20_Internet_20_Link">http://keyman.nohoo.biz/api/1.json</text:a>');</text:p>
      <text:p text:style-name="P30">"error":"You need to sign in …" is returned by Keyman. </text:p>
      <text:h text:style-name="P56" text:outline-level="1">Creating <text:span text:style-name="T12">and using</text:span> <text:span text:style-name="T10">your</text:span> crypto package</text:h>
      <text:p text:style-name="P23">Using a package allows us to protect the secret key you retrieve from Keyman. The key is stored in a local variable, and does not survive longer than the SQL transaction. A token will (in a short future) allow identification for requesting the key. </text:p>
      <text:p text:style-name="P23"/>
      <text:p text:style-name="P24">To create the crypto package, run <text:span text:style-name="T14">relevant scripts in </text:span>the file <text:span text:style-name="T14">CryptoPackage_http_Auth</text:span>.sql.</text:p>
      <text:p text:style-name="P34"><text:span text:style-name="T11">Details about DBMS_CRYPTO package can be found here: </text:span><text:a xlink:type="simple" xlink:href="https://docs.oracle.com/database/121/ARPLS/d_crypto.htm#ARPLS664" text:style-name="Internet_20_link" text:visited-style-name="Visited_20_Internet_20_Link"><text:span text:style-name="T11">DBMS_CRYPTO Package</text:span></text:a></text:p>
      <text:p text:style-name="P23"/>
      <text:p text:style-name="P7">Using your crypto package:</text:p>
      <text:p text:style-name="P25">Using the functions inside the package require 2 steps </text:p>
      <text:list xml:id="list5405788136140922855" text:style-name="L1">
        <text:list-item>
          <text:p text:style-name="P53">Retrieving the key from Keyman</text:p>
        </text:list-item>
        <text:list-item>
          <text:p text:style-name="P53">Applying the encrypt or decrypt function</text:p>
        </text:list-item>
      </text:list>
      <text:p text:style-name="P25"/>
      <text:p text:style-name="P25">As an example executed in Oracle SQL Developer:</text:p>
      <table:table table:name="Table3" table:style-name="Table3">
        <table:table-column table:style-name="Table3.A"/>
        <table:table-row>
          <table:table-cell table:style-name="Table3.A1" office:value-type="string">
            <text:p text:style-name="P35"><text:bookmark-start text:name="__DdeLink__515_432444910"/><text:bookmark-start text:name="__DdeLink__1155_1552325386"/>SET SERVEROUTPUT ON;<text:bookmark-end text:name="__DdeLink__1155_1552325386"/></text:p>
            <text:p text:style-name="P35">exec odq_dev.<text:span text:style-name="T14">KR2</text:span>.get_pass('http://localhost:3000/api/1.json', 'user6', '4pQVsGcp_3EnWhacqAU9');<text:bookmark-end text:name="__DdeLink__515_432444910"/></text:p>
            <text:p text:style-name="P35">SELECT ID, NAME, odq_dev.<text:span text:style-name="T14">KR2</text:span>.pseudo(name) as Pseudonyme FROM odq_dev.BUSINESS_AREAS where id&lt;1219;</text:p>
          </table:table-cell>
        </table:table-row>
      </table:table>
      <text:p text:style-name="P19"/>
      <text:p text:style-name="P20">If you are using an ETL, such as Stambia ou ODI, make sure the two steps are contained in the same transaction, otherwise the key will be forgotten by committing the first step.</text:p>
      <text:p text:style-name="P20"/>
      <text:h text:style-name="P55" text:outline-level="1">Scenario for Proof of Concept</text:h>
      <text:h text:style-name="P48" text:outline-level="1">User 1 owns a table containing confidential data. User <text:span text:style-name="T13">2 and user 3</text:span> would like to use these data.</text:h>
      <text:h text:style-name="P48" text:outline-level="1">User 1 creates a table to share, which contains an encrypted column.</text:h>
      <text:h text:style-name="P50" text:outline-level="1">SET SERVEROUTPUT ON;</text:h>
      <text:h text:style-name="P50" text:outline-level="1">exec odq_dev.KR2.get_pass('http://localhost:3000/api/1.json', 'user1', 'hYuGhYTwg3hH9AnrTJyoV4nU5sF.wC');</text:h>
      <text:h text:style-name="P50" text:outline-level="1"><text:bookmark-start text:name="__DdeLink__532_13825271"/>create table odq_dev.BA_CRYPTO as select ID, CODE, odq_dev.KR2.pseudo(NAME) as P_DESC from odq_dev.business_areas;<text:bookmark-end text:name="__DdeLink__532_13825271"/></text:h>
      <text:h text:style-name="P49" text:outline-level="1">User 1 creates a view for User 2, which encrypted column is now based on User 2’s key.</text:h>
      <text:h text:style-name="P51" text:outline-level="1">SET SERVEROUTPUT ON;</text:h>
      <text:h text:style-name="P51" text:outline-level="1">exec odq_dev.KR2.get_pass('http://localhost:3000/api/3.json', 'user1', 'hYuGhYTwg3hH9AnrTJyoV4nU5sF.wC');</text:h>
      <text:h text:style-name="P51" text:outline-level="1">create table odq_dev.BA_CRYPTO as select ID, CODE, odq_dev.KR2.pseudo(NAME) as P_DESC from odq_dev.business_areas;</text:h>
      <text:h text:style-name="P51" text:outline-level="1">exec odq_dev.KR2.get_topass('http://localhost:3000/api/4.json', 'user2', 'JD5Ggib7eMoZ9WRJxvyg');</text:h>
      <text:h text:style-name="P51" text:outline-level="1"><text:soft-page-break/>create table odq_dev.BA_CRYPTO_V2 as select ID, CODE, odq_dev.KR2.transpseudo(p_desc) as P_DESC from odq_dev.BA_CRYPTO;</text:h>
      <text:h text:style-name="P51" text:outline-level="1">exec odq_dev.KR2.get_topass('http://localhost:3000/api/5.json', 'user3', 'kHZusEWSoifBr-VqMMsx');</text:h>
      <text:h text:style-name="P51" text:outline-level="1">create table odq_dev.BA_CRYPTO_V3 as select ID, CODE, odq_dev.KR2.transpseudo(p_desc) as P_DESC from odq_dev.BA_CRYPTO;</text:h>
      <text:h text:style-name="P51" text:outline-level="1">exec odq_dev.KR2.get_pass('http://localhost:3000/api/4.json', 'user2', 'JD5Ggib7eMoZ9WRJxvyg');</text:h>
      <text:h text:style-name="P51" text:outline-level="1">select id, code, odq_dev.KR2.depseudo(p_desc) from odq_dev.ba_crypto_v3;<text:bookmark-start text:name="__DdeLink__535_13825271"/></text:h>
      <text:h text:style-name="P52" text:outline-level="1">drop table odq_dev.ba_crypto;<text:bookmark-end text:name="__DdeLink__535_13825271"/></text:h>
      <text:h text:style-name="P56" text:outline-level="1">What’s next?</text:h>
      <text:p text:style-name="P21">Contributions are welcome in order to enhance the usability of this encryption process. It sounds interesting to:</text:p>
      <text:p text:style-name="P22">Test Keyman in various situations</text:p>
      <text:p text:style-name="P21">Develop the same process with MSSQL, PostgreSQL, DB2 and DB2/400, Sybase</text:p>
      <text:p text:style-name="P21">Implement security for retrieving the key from Keyman</text:p>
      <text:p text:style-name="P21">Implement Transparent Data Encryption for Keyman’s database</text:p>
      <text:p text:style-name="P21">Implement PKI for protecting Keyman’s keys</text:p>
      <text:p text:style-name="P21">Develop Keyman’s secured back-up features</text:p>
      <text:p text:style-name="P21">Develop Keyman’s audit trail</text:p>
      <text:p text:style-name="P21">Create a transcrypt function </text:p>
      <text:p text:style-name="P21">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 </meta:initial-creator>
    <meta:creation-date>2016-04-27T10:13:36.444030855</meta:creation-date>
    <dc:date>2018-05-23T06:53:59.050420102</dc:date>
    <meta:editing-duration>PT10H2M10S</meta:editing-duration>
    <meta:editing-cycles>32</meta:editing-cycles>
    <meta:generator>LibreOffice/5.1.4.2$Linux_X86_64 LibreOffice_project/f99d75f39f1c57ebdd7ffc5f42867c12031db97a</meta:generator>
    <meta:document-statistic meta:table-count="6" meta:image-count="0" meta:object-count="0" meta:page-count="6" meta:paragraph-count="180" meta:word-count="938" meta:character-count="7572" meta:non-whitespace-character-count="6507"/>
  </office:meta>
</office:document-meta>
</file>